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2.6346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3.2354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1.078in" fo:break-before="auto" style:use-optimal-row-height="true"/>
    </style:style>
    <style:style style:name="ro5" style:family="table-row">
      <style:table-row-properties style:row-height="0.3835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937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2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1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7" table:default-cell-style-name="ce2"/>
        <table:table-column table:style-name="co8" table:default-cell-style-name="ce2"/>
        <table:table-column table:style-name="co9" table:default-cell-style-name="ce16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1">
            <table:table-cell table:style-name="ce1" office:value-type="string">
              <text:p>Date</text:p>
            </table:table-cell>
            <table:table-cell table:style-name="ce5"/>
            <table:table-cell table:style-name="ce5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0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15" office:value-type="string">
              <text:p>Age</text:p>
              <text:p>Graded</text:p>
              <text:p>% <text:s text:c="6"/>*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2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2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ring</text:p>
            <text:p/>
          </table:table-cell>
          <table:table-cell table:style-name="ce7" office:value-type="string">
            <text:p>1960</text:p>
            <text:p/>
          </table:table-cell>
          <table:table-cell table:style-name="ce7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1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3">
          <table:table-cell table:style-name="ce3" office:value-type="string">
            <text:p>Fall</text:p>
            <text:p/>
          </table:table-cell>
          <table:table-cell table:style-name="ce7" office:value-type="string">
            <text:p>1962</text:p>
            <text:p/>
          </table:table-cell>
          <table:table-cell table:style-name="ce7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7" office:value-type="string">
            <text:p>1964</text:p>
            <text:p/>
            <text:p/>
            <text:p/>
            <text:p/>
            <text:p/>
          </table:table-cell>
          <table:table-cell table:style-name="ce7" office:value-type="string">
            <text:p>20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2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4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2">
          <table:table-cell office:value-type="string">
            <text:p>April</text:p>
          </table:table-cell>
          <table:table-cell office:value-type="float" office:value="1964">
            <text:p>1964</text:p>
          </table:table-cell>
          <table:table-cell office:value-type="float" office:value="21">
            <text:p>21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4.8</text:p>
          </table:table-cell>
          <table:table-cell/>
          <table:table-cell table:style-name="Default"/>
          <table:table-cell office:value-type="string">
            <text:p>84.2 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1964</text:p>
            <text:p/>
          </table:table-cell>
          <table:table-cell table:style-name="ce7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2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17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Aug</text:p>
            <text:p/>
          </table:table-cell>
          <table:table-cell table:style-name="ce7" office:value-type="string">
            <text:p>1964</text:p>
            <text:p/>
          </table:table-cell>
          <table:table-cell table:style-name="ce7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2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y 57:13, 1st place. <text:s/>Kelley is an</text:p>
            <text:p>Olympian and Boston Marathon winner.</text:p>
          </table:table-cell>
          <table:table-cell table:style-name="ce17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1964</text:p>
            <text:p/>
          </table:table-cell>
          <table:table-cell table:style-name="ce7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2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y 1:36:18, 1st place.</text:p>
            <text:p/>
          </table:table-cell>
          <table:table-cell table:style-name="ce17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Feb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3" office:value-type="string">
            <text:p>Cherry Tree Marathon</text:p>
            <text:p>Central Park, NYC</text:p>
          </table:table-cell>
          <table:table-cell table:style-name="ce3" office:value-type="string">
            <text:p>26.2 miles</text:p>
            <text:p/>
          </table:table-cell>
          <table:table-cell table:style-name="ce12" office:value-type="string">
            <text:p>2:42:15</text:p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</table:table-cell>
          <table:table-cell table:style-name="ce3" office:value-type="string">
            <text:p>first novice</text:p>
            <text:p/>
          </table:table-cell>
          <table:table-cell table:style-name="ce17" office:value-type="string">
            <text:p>77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5">
          <table:table-cell office:value-type="string">
            <text:p>June</text:p>
            <text:p/>
          </table:table-cell>
          <table:table-cell office:value-type="string">
            <text:p>1965</text:p>
            <text:p/>
          </table:table-cell>
          <table:table-cell office:value-type="string">
            <text:p>22</text:p>
            <text:p/>
          </table:table-cell>
          <table:table-cell table:style-name="ce4" office:value-type="string">
            <text:p>St. Christopher's 12 Mile Road <text:s/>Run</text:p>
            <text:p>Binghamton NY</text:p>
          </table:table-cell>
          <table:table-cell office:value-type="string">
            <text:p>12 miles</text:p>
            <text:p><text:s/></text:p>
          </table:table-cell>
          <table:table-cell office:value-type="string">
            <text:p>1:02:48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5.9</text:p>
            <text:p/>
          </table:table-cell>
          <table:table-cell table:number-columns-repeated="1015"/>
        </table:table-row>
        <table:table-row table:style-name="ro6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6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5">
          <table:table-cell office:value-type="string">
            <text:p>June</text:p>
            <text:p/>
          </table:table-cell>
          <table:table-cell office:value-type="string">
            <text:p>1966</text:p>
            <text:p/>
          </table:table-cell>
          <table:table-cell office:value-type="string">
            <text:p>23</text:p>
            <text:p/>
          </table:table-cell>
          <table:table-cell office:value-type="string">
            <text:p>St. Christopher's 12 Mile Road <text:s/>Run</text:p>
            <text:p>Binghamton NY</text:p>
          </table:table-cell>
          <table:table-cell office:value-type="string">
            <text:p>12 miles</text:p>
            <text:p/>
          </table:table-cell>
          <table:table-cell office:value-type="string">
            <text:p>1:04:34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 office:value-type="string">
            <text:p>94 degrees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5">
          <table:table-cell office:value-type="string">
            <text:p>June</text:p>
            <text:p/>
          </table:table-cell>
          <table:table-cell office:value-type="string">
            <text:p>1967</text:p>
            <text:p/>
          </table:table-cell>
          <table:table-cell office:value-type="string">
            <text:p>24</text:p>
            <text:p/>
          </table:table-cell>
          <table:table-cell office:value-type="string">
            <text:p>St. Christopher's 12 Mile Road <text:s/>Run</text:p>
            <text:p>Binghamton NY</text:p>
          </table:table-cell>
          <table:table-cell office:value-type="string">
            <text:p>12 miles</text:p>
            <text:p/>
          </table:table-cell>
          <table:table-cell office:value-type="string">
            <text:p>1:03:30</text:p>
            <text:p/>
          </table:table-cell>
          <table:table-cell office:value-type="string">
            <text:p>3<text:span text:style-name="T2">rd</text:span></text:p>
            <text:p><text:span text:style-name="T2"/></text:p>
          </table:table-cell>
          <table:table-cell/>
          <table:table-cell office:value-type="string">
            <text:p>84.9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April</text:p>
            <text:p/>
          </table:table-cell>
          <table:table-cell table:style-name="ce7" office:value-type="string">
            <text:p>1968</text:p>
            <text:p/>
          </table:table-cell>
          <table:table-cell table:style-name="ce7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2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17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1968</text:p>
            <text:p/>
          </table:table-cell>
          <table:table-cell table:style-name="ce7" office:value-type="string">
            <text:p>25</text:p>
            <text:p/>
          </table:table-cell>
          <table:table-cell table:style-name="ce3" office:value-type="string">
            <text:p>NYC Metropolitan Championship</text:p>
            <text:p>Central Park NYC</text:p>
          </table:table-cell>
          <table:table-cell table:style-name="ce3" office:value-type="string">
            <text:p>25km</text:p>
            <text:p/>
          </table:table-cell>
          <table:table-cell table:style-name="ce12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17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5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1970</text:p>
            <text:p/>
          </table:table-cell>
          <table:table-cell table:style-name="ce7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2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17" office:value-type="string">
            <text:p>75.1</text:p>
            <text:p/>
          </table:table-cell>
          <table:table-cell table:number-columns-repeated="1015"/>
        </table:table-row>
        <table:table-row table:style-name="ro5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9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6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6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6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2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Aug </text:p>
            <text:p/>
          </table:table-cell>
          <table:table-cell table:style-name="ce7" office:value-type="string">
            <text:p>1975</text:p>
            <text:p/>
          </table:table-cell>
          <table:table-cell table:style-name="ce7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17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5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1">
          <table:table-cell table:style-name="ce3" office:value-type="string">
            <text:p>Nov</text:p>
            <text:p/>
            <text:p/>
          </table:table-cell>
          <table:table-cell table:style-name="ce7" office:value-type="string">
            <text:p>1976</text:p>
            <text:p/>
            <text:p/>
          </table:table-cell>
          <table:table-cell table:style-name="ce7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2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this</text:p>
            <text:p>and subsequent 25K Peace Races.</text:p>
            <text:p/>
          </table:table-cell>
          <table:table-cell table:style-name="ce17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Dec</text:p>
            <text:p/>
          </table:table-cell>
          <table:table-cell table:style-name="ce7" office:value-type="string">
            <text:p>1976</text:p>
            <text:p/>
          </table:table-cell>
          <table:table-cell table:style-name="ce7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2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17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May</text:p>
            <text:p/>
            <text:p/>
          </table:table-cell>
          <table:table-cell table:style-name="ce7" office:value-type="string">
            <text:p>1977</text:p>
            <text:p/>
            <text:p/>
          </table:table-cell>
          <table:table-cell table:style-name="ce7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2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*</text:p>
            <text:p>Average time per mile 5:48.</text:p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6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3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17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5">
          <table:table-cell office:value-type="string">
            <text:p>Nov</text:p>
            <text:p><text:s text:c="2"/></text:p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</text:p>
            <text:p/>
          </table:table-cell>
          <table:table-cell office:value-type="string">
            <text:p>1:24:50</text:p>
            <text:p/>
          </table:table-cell>
          <table:table-cell office:value-type="string">
            <text:p>20/900</text:p>
            <text:p/>
          </table:table-cell>
          <table:table-cell office:value-type="string">
            <text:p>Lasse Viren was 15<text:span text:style-name="T2">th</text:span></text:p>
            <text:p><text:span text:style-name="T2"/>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2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May</text:p>
            <text:p/>
          </table:table-cell>
          <table:table-cell table:style-name="ce7" office:value-type="string">
            <text:p>1980</text:p>
            <text:p/>
          </table:table-cell>
          <table:table-cell table:style-name="ce7" office:value-type="string">
            <text:p>37</text:p>
            <text:p/>
          </table:table-cell>
          <table:table-cell table:style-name="ce3" office:value-type="string">
            <text:p>Revco Marathon</text:p>
            <text:p>Cleveland OH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2:47:21</text:p>
            <text:p/>
          </table:table-cell>
          <table:table-cell table:style-name="ce3"/>
          <table:table-cell table:style-name="ce3" office:value-type="string">
            <text:p>Last 6 miles were the fastest; last mile in 5:55</text:p>
            <text:p/>
          </table:table-cell>
          <table:table-cell table:style-name="ce17" office:value-type="string">
            <text:p>75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82</text:p>
            <text:p/>
          </table:table-cell>
          <table:table-cell table:style-name="ce7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17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Nov </text:p>
            <text:p><text:s/></text:p>
          </table:table-cell>
          <table:table-cell table:style-name="ce7" office:value-type="string">
            <text:p>1982</text:p>
            <text:p/>
          </table:table-cell>
          <table:table-cell table:style-name="ce7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2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</text:p>
          </table:table-cell>
          <table:table-cell table:style-name="ce17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Oct </text:p>
            <text:p/>
          </table:table-cell>
          <table:table-cell table:style-name="ce7" office:value-type="string">
            <text:p>1983</text:p>
            <text:p/>
          </table:table-cell>
          <table:table-cell table:style-name="ce7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17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2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July</text:p>
            <text:p/>
          </table:table-cell>
          <table:table-cell table:style-name="ce7" office:value-type="string">
            <text:p>1985</text:p>
            <text:p/>
          </table:table-cell>
          <table:table-cell table:style-name="ce7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2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17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9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89</text:p>
            <text:p/>
          </table:table-cell>
          <table:table-cell table:style-name="ce7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17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90</text:p>
            <text:p/>
          </table:table-cell>
          <table:table-cell table:style-name="ce7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17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9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6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hilly course. <text:s/><text:span text:style-name="T4">f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7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17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7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17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7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2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17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7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17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7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2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17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</table:table-cell>
          <table:table-cell table:style-name="ce7" office:value-type="float" office:value="1993">
            <text:p>1993</text:p>
          </table:table-cell>
          <table:table-cell table:style-name="ce7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2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 <text:s/>Mom and Dad cheered me on.</text:p>
          </table:table-cell>
          <table:table-cell table:style-name="ce17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April</text:p>
            <text:p/>
          </table:table-cell>
          <table:table-cell table:style-name="ce8" office:value-type="string">
            <text:p>1994</text:p>
            <text:p/>
          </table:table-cell>
          <table:table-cell table:style-name="ce8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3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18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7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17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7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<text:s/>First in 50-54 age group.</text:p>
            <text:p/>
          </table:table-cell>
          <table:table-cell table:style-name="ce17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7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2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17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7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2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96</text:p>
            <text:p/>
          </table:table-cell>
          <table:table-cell table:style-name="ce7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2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17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Aug</text:p>
            <text:p/>
          </table:table-cell>
          <table:table-cell table:style-name="ce7" office:value-type="string">
            <text:p>1997</text:p>
            <text:p/>
          </table:table-cell>
          <table:table-cell table:style-name="ce7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2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17" office:value-type="string">
            <text:p>86.2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1">
          <table:table-cell table:style-name="ce3" office:value-type="string">
            <text:p>Sept</text:p>
            <text:p/>
            <text:p/>
          </table:table-cell>
          <table:table-cell table:style-name="ce7" office:value-type="string">
            <text:p>1999</text:p>
            <text:p/>
            <text:p/>
          </table:table-cell>
          <table:table-cell table:style-name="ce7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2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</text:p>
            <text:p>Fastest overall team time 2:51:10.</text:p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ne</text:p>
            <text:p/>
          </table:table-cell>
          <table:table-cell table:style-name="ce8" office:value-type="string">
            <text:p>2000</text:p>
            <text:p/>
          </table:table-cell>
          <table:table-cell table:style-name="ce8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3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18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0</text:p>
            <text:p/>
          </table:table-cell>
          <table:table-cell table:style-name="ce7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2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17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0</text:p>
            <text:p/>
          </table:table-cell>
          <table:table-cell table:style-name="ce7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2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17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1</text:p>
            <text:p/>
          </table:table-cell>
          <table:table-cell table:style-name="ce7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2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17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1">
          <table:table-cell table:style-name="ce3" office:value-type="string">
            <text:p>Oct</text:p>
            <text:p/>
            <text:p/>
          </table:table-cell>
          <table:table-cell table:style-name="ce7" office:value-type="string">
            <text:p>2002</text:p>
            <text:p/>
            <text:p/>
          </table:table-cell>
          <table:table-cell table:style-name="ce7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2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<text:span text:style-name="T1">Aug</text:span></text:p>
            <text:p/>
          </table:table-cell>
          <table:table-cell table:style-name="ce8" office:value-type="string">
            <text:p><text:span text:style-name="T1">2003</text:span></text:p>
            <text:p/>
          </table:table-cell>
          <table:table-cell table:style-name="ce8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3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18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Mar</text:p>
            <text:p/>
          </table:table-cell>
          <table:table-cell table:style-name="ce7" office:value-type="string">
            <text:p>2004</text:p>
            <text:p/>
          </table:table-cell>
          <table:table-cell table:style-name="ce7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17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4</text:p>
            <text:p/>
          </table:table-cell>
          <table:table-cell table:style-name="ce7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2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17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2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17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2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Nov</text:p>
            <text:p><text:s text:c="2"/></text:p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2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6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17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6</text:p>
            <text:p/>
          </table:table-cell>
          <table:table-cell table:style-name="ce7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2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1">
          <table:table-cell table:style-name="ce3" office:value-type="string">
            <text:p>Sept</text:p>
            <text:p/>
            <text:p/>
          </table:table-cell>
          <table:table-cell table:style-name="ce7" office:value-type="string">
            <text:p>2007</text:p>
            <text:p/>
            <text:p/>
          </table:table-cell>
          <table:table-cell table:style-name="ce7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2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7</text:p>
            <text:p/>
          </table:table-cell>
          <table:table-cell table:style-name="ce7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2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</text:p>
            <text:p/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Mar</text:p>
            <text:p/>
            <text:p/>
          </table:table-cell>
          <table:table-cell table:style-name="ce7" office:value-type="string">
            <text:p>2008</text:p>
            <text:p/>
            <text:p/>
          </table:table-cell>
          <table:table-cell table:style-name="ce7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2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17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2008</text:p>
            <text:p/>
          </table:table-cell>
          <table:table-cell table:style-name="ce7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2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 Cheered by</text:p>
            <text:p>Mary Jane, Laura, Joe and Maureen in utero </text:p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8</text:p>
            <text:p/>
          </table:table-cell>
          <table:table-cell table:style-name="ce7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17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Oct</text:p>
            <text:p/>
            <text:p/>
          </table:table-cell>
          <table:table-cell table:style-name="ce7" office:value-type="string">
            <text:p>2008</text:p>
            <text:p/>
            <text:p/>
          </table:table-cell>
          <table:table-cell table:style-name="ce7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2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17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July</text:p>
          </table:table-cell>
          <table:table-cell table:style-name="ce8" office:value-type="float" office:value="2009">
            <text:p>2009</text:p>
          </table:table-cell>
          <table:table-cell table:style-name="ce8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3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18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table:style-name="ce3" office:value-type="string">
            <text:p>Aug</text:p>
            <text:p/>
          </table:table-cell>
          <table:table-cell table:style-name="ce7" office:value-type="string">
            <text:p>2009</text:p>
            <text:p/>
          </table:table-cell>
          <table:table-cell table:style-name="ce7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17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table:style-name="ce4" office:value-type="string">
            <text:p>Sept</text:p>
            <text:p/>
          </table:table-cell>
          <table:table-cell table:style-name="ce8" office:value-type="string">
            <text:p>2009</text:p>
            <text:p/>
          </table:table-cell>
          <table:table-cell table:style-name="ce8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3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18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9</text:p>
            <text:p/>
          </table:table-cell>
          <table:table-cell table:style-name="ce7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17" office:value-type="string">
            <text:p>85.7</text:p>
            <text:p/>
          </table:table-cell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/>
          <table:table-cell table:style-name="ce7" table:number-columns-repeated="2"/>
          <table:table-cell table:style-name="ce3" table:number-columns-repeated="2"/>
          <table:table-cell table:style-name="ce12"/>
          <table:table-cell table:style-name="ce3"/>
        </table:table-row>
        <table:table-row table:style-name="ro11">
          <table:table-cell table:style-name="ce3" office:value-type="string">
            <text:p>Oct</text:p>
            <text:p/>
          </table:table-cell>
          <table:table-cell table:style-name="ce7" office:value-type="string">
            <text:p>2009</text:p>
            <text:p/>
          </table:table-cell>
          <table:table-cell table:style-name="ce7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2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Mar</text:p>
            <text:p/>
            <text:p/>
          </table:table-cell>
          <table:table-cell table:style-name="ce7" office:value-type="string">
            <text:p>2010</text:p>
            <text:p/>
            <text:p/>
          </table:table-cell>
          <table:table-cell table:style-name="ce7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2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17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  <text:p/>
          </table:table-cell>
          <table:table-cell table:style-name="ce8" office:value-type="string">
            <text:p>2010</text:p>
            <text:p><text:s/></text:p>
          </table:table-cell>
          <table:table-cell table:style-name="ce8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3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18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  <text:p/>
          </table:table-cell>
          <table:table-cell table:style-name="ce7" office:value-type="string">
            <text:p>2010</text:p>
            <text:p><text:s/></text:p>
          </table:table-cell>
          <table:table-cell table:style-name="ce7" office:value-type="string">
            <text:p>67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.4 miles</text:p>
            <text:p><text:s/></text:p>
          </table:table-cell>
          <table:table-cell table:style-name="ce12" office:value-type="string">
            <text:p>9:52:55</text:p>
            <text:p/>
          </table:table-cell>
          <table:table-cell table:style-name="ce3" office:value-type="string">
            <text:p>51/82</text:p>
            <text:p/>
          </table:table-cell>
          <table:table-cell table:style-name="ce3" office:value-type="string">
            <text:p>Mary Jane was a terrific “handler”</text:p>
            <text:p/>
          </table:table-cell>
          <table:table-cell table:style-name="ce17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* <text:s/>age graded percentages are calculated using the 2006 age grading factors</text:p>
          </table:table-cell>
          <table:table-cell table:number-columns-repeated="1023"/>
        </table:table-row>
        <table:table-row table:style-name="ro2">
          <table:table-cell office:value-type="string">
            <text:p>** 200 mile relay team members, May 14-15, 1977 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llegheny Staff and Faculty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Jeff Ickes, Jim Lombard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llegheny Graduat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Dave DeVin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ifty Two Year Statistics for Jim Lombardi:</text:p>
          </table:table-cell>
          <table:table-cell table:number-columns-repeated="1023"/>
        </table:table-row>
        <table:table-row table:style-name="ro2">
          <table:table-cell office:value-type="string">
            <text:p>Total Miles Run: <text:s text:c="22"/>approx. 78,000</text:p>
          </table:table-cell>
          <table:table-cell table:number-columns-repeated="1023"/>
        </table:table-row>
        <table:table-row table:style-name="ro2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2">
          <table:table-cell office:value-type="string">
            <text:p>Total No. of races: <text:s text:c="19"/>798</text:p>
          </table:table-cell>
          <table:table-cell table:number-columns-repeated="1023"/>
        </table:table-row>
        <table:table-row table:style-name="ro2">
          <table:table-cell office:value-type="string">
            <text:p>Average Race Distance: <text:s text:c="9"/>6.0 miles</text:p>
          </table:table-cell>
          <table:table-cell table:number-columns-repeated="1023"/>
        </table:table-row>
        <table:table-row table:style-name="ro2">
          <table:table-cell office:value-type="string">
            <text:p>Longest Running Streak: <text:s text:c="10"/>19.2 years and counting</text:p>
          </table:table-cell>
          <table:table-cell table:number-columns-repeated="1023"/>
        </table:table-row>
        <table:table-row table:style-name="ro2" table:number-rows-repeated="65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2 Years of Running and Racing</text:span></text:p>
        <text:p><text:span text:style-name="MT1">Jim Lombardi</text:span></text:p>
        <text:p><text:span text:style-name="MT1">Born Oct. 13, 1942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01/13/2011</text:date>, <text:time>21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2-20T13:55:35</meta:creation-date>
    <dc:date>2011-01-13T21:33:25.82</dc:date>
    <meta:print-date>2011-01-11T19:40:21.14</meta:print-date>
    <meta:editing-cycles>156</meta:editing-cycles>
    <meta:editing-duration>PT16H36M59S</meta:editing-duration>
    <dc:creator>James Lombardi</dc:creator>
    <meta:printed-by>James Lombardi</meta:printed-by>
    <meta:document-statistic meta:table-count="3" meta:cell-count="951" meta:object-count="0"/>
    <meta:user-defined meta:name="Info 1"/>
    <meta:user-defined meta:name="Info 2"/>
    <meta:user-defined meta:name="Info 3"/>
    <meta:user-defined meta:name="Info 4"/>
  </office:meta>
</office:document-meta>
</file>